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4eca85" officeooo:paragraph-rsid="524eca85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5250c8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Říše</text:h>
      <text:p text:style-name="P2">Ilurie, <text:span text:style-name="T1">Ilurov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4-28T15:24:02.609000000</dc:date>
    <meta:print-date>2113-01-01T00:00:00</meta:print-date>
    <meta:editing-cycles>25114</meta:editing-cycles>
    <meta:editing-duration>P75DT7H16M21S</meta:editing-duration>
    <meta:generator>LibreOffice/6.0.5.2$Windows_X86_64 LibreOffice_project/54c8cbb85f300ac59db32fe8a675ff7683cd5a16</meta:generator>
    <meta:document-statistic meta:table-count="0" meta:image-count="0" meta:object-count="0" meta:page-count="1" meta:paragraph-count="3" meta:word-count="4" meta:character-count="20" meta:non-whitespace-character-count="19"/>
  </office:meta>
</office:document-meta>
</file>